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Attention type</text:p>
          </table:table-cell>
          <table:table-cell office:value-type="string" calcext:value-type="string">
            <text:p>Attention subtype</text:p>
          </table:table-cell>
          <table:table-cell office:value-type="string" calcext:value-type="string">
            <text:p>Presence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Wong1995]</text:p>
          </table:table-cell>
          <table:table-cell/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[Wong1995][Firby1995a]</text:p>
          </table:table-cell>
          <table:table-cell/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Wong1995]</text:p>
          </table:table-cell>
          <table:table-cell/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Wong1995]</text:p>
          </table:table-cell>
          <table:table-cell/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Firby1995a]</text:p>
          </table:table-cell>
          <table:table-cell/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Firby1995a]</text:p>
          </table:table-cell>
          <table:table-cell/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Wong1995][Firby1995a]</text:p>
          </table:table-cell>
          <table:table-cell/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Wong1995][Firby1995a]</text:p>
          </table:table-cell>
          <table:table-cell/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PS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D-RC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-RC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-RC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-RC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-RC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-RC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-RC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-RC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arbera1984][Juberts1993][Murphy1993][Hong2002][Albus2002][Bostelman2006]</text:p>
          </table:table-cell>
          <table:table-cell/>
        </table:table-row>
        <table:table-row table:style-name="ro1">
          <table:table-cell office:value-type="string" calcext:value-type="string">
            <text:p>4D-RC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Schneiderman1992][Schneiderman1993]</text:p>
          </table:table-cell>
          <table:table-cell/>
        </table:table-row>
        <table:table-row table:style-name="ro1">
          <table:table-cell office:value-type="string" calcext:value-type="string">
            <text:p>4D-RC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Albus1998]</text:p>
          </table:table-cell>
          <table:table-cell/>
        </table:table-row>
        <table:table-row table:style-name="ro1">
          <table:table-cell office:value-type="string" calcext:value-type="string">
            <text:p>4D-RC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Albus1998]</text:p>
          </table:table-cell>
          <table:table-cell/>
        </table:table-row>
        <table:table-row table:style-name="ro1">
          <table:table-cell office:value-type="string" calcext:value-type="string">
            <text:p>4D-RC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Schneiderman1993][Camus1996][Coombs1998]</text:p>
          </table:table-cell>
          <table:table-cell/>
        </table:table-row>
        <table:table-row table:style-name="ro1">
          <table:table-cell office:value-type="string" calcext:value-type="string">
            <text:p>4D-RC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Schneiderman1992][Schneiderman1993][Albus2006]</text:p>
          </table:table-cell>
          <table:table-cell/>
        </table:table-row>
        <table:table-row table:style-name="ro1">
          <table:table-cell office:value-type="string" calcext:value-type="string">
            <text:p>4D-RC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-RC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-RC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Schneiderman1993][Schneiderman1992]</text:p>
          </table:table-cell>
          <table:table-cell/>
        </table:table-row>
        <table:table-row table:style-name="ro1">
          <table:table-cell office:value-type="string" calcext:value-type="string">
            <text:p>4D-RC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-RC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Schneiderman1992][Schneiderman1993]</text:p>
          </table:table-cell>
          <table:table-cell/>
        </table:table-row>
        <table:table-row table:style-name="ro1">
          <table:table-cell office:value-type="string" calcext:value-type="string">
            <text:p>4D-RC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arbera1984][Juberts1993][Murphy1993][Hong2002][Albus2002][Bostelman2006]</text:p>
          </table:table-cell>
          <table:table-cell/>
        </table:table-row>
        <table:table-row table:style-name="ro1">
          <table:table-cell office:value-type="string" calcext:value-type="string">
            <text:p>4D-RC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Nyamsuren2013a]</text:p>
          </table:table-cell>
          <table:table-cell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Nyamsuren2013a]</text:p>
          </table:table-cell>
          <table:table-cell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Trafton2011]</text:p>
          </table:table-cell>
          <table:table-cell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Nyamsuren2013a])</text:p>
          </table:table-cell>
          <table:table-cell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Nyamsuren2013a]</text:p>
          </table:table-cell>
          <table:table-cell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Nyamsuren2013a]</text:p>
          </table:table-cell>
          <table:table-cell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Nyamsuren2013a]</text:p>
          </table:table-cell>
          <table:table-cell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Nyamsuren2013a]</text:p>
          </table:table-cell>
          <table:table-cell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Nyamsuren2013a]</text:p>
          </table:table-cell>
          <table:table-cell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Nyamsuren2013a]</text:p>
          </table:table-cell>
          <table:table-cell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Trafton2011]</text:p>
          </table:table-cell>
          <table:table-cell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enjamin2012][Benjamin2016]</text:p>
          </table:table-cell>
          <table:table-cell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enjamin2013]</text:p>
          </table:table-cell>
          <table:table-cell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enjamin2013]</text:p>
          </table:table-cell>
          <table:table-cell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enjamin2013]</text:p>
          </table:table-cell>
          <table:table-cell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enjamin2013]</text:p>
          </table:table-cell>
          <table:table-cell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enjamin2013]</text:p>
          </table:table-cell>
          <table:table-cell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enjamin2016]</text:p>
          </table:table-cell>
          <table:table-cell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enjamin2013][Benjamin2016])</text:p>
          </table:table-cell>
          <table:table-cell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enjamin2013]</text:p>
          </table:table-cell>
          <table:table-cell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<text:s/>non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Freed1998a]</text:p>
          </table:table-cell>
          <table:table-cell/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Freed1998a]</text:p>
          </table:table-cell>
          <table:table-cell/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Freed1998a]</text:p>
          </table:table-cell>
          <table:table-cell/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Freed1998a]</text:p>
          </table:table-cell>
          <table:table-cell/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Freed1998a]</text:p>
          </table:table-cell>
          <table:table-cell/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Freed1998a]</text:p>
          </table:table-cell>
          <table:table-cell/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Freed1998a]</text:p>
          </table:table-cell>
          <table:table-cell/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Freed1998a]</text:p>
          </table:table-cell>
          <table:table-cell/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Freed1998a]</text:p>
          </table:table-cell>
          <table:table-cell/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ridewell2015]</text:p>
          </table:table-cell>
          <table:table-cell/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ridewell2015]</text:p>
          </table:table-cell>
          <table:table-cell/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ridewell1998]</text:p>
          </table:table-cell>
          <table:table-cell/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ridewell2015]</text:p>
          </table:table-cell>
          <table:table-cell/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ridewell2015]</text:p>
          </table:table-cell>
          <table:table-cell/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ridewell2015]</text:p>
          </table:table-cell>
          <table:table-cell/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ridewell2015]</text:p>
          </table:table-cell>
          <table:table-cell/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ridewell2015]</text:p>
          </table:table-cell>
          <table:table-cell/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ridewell2015]</text:p>
          </table:table-cell>
          <table:table-cell/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ridewell2015]</text:p>
          </table:table-cell>
          <table:table-cell/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ridewell2015]</text:p>
          </table:table-cell>
          <table:table-cell/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ridewell2015]</text:p>
          </table:table-cell>
          <table:table-cell/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RDI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I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I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I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I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I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I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I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I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Martin2011]</text:p>
          </table:table-cell>
          <table:table-cell/>
        </table:table-row>
        <table:table-row table:style-name="ro1">
          <table:table-cell office:value-type="string" calcext:value-type="string">
            <text:p>ARDI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I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I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Martin2011]</text:p>
          </table:table-cell>
          <table:table-cell/>
        </table:table-row>
        <table:table-row table:style-name="ro1">
          <table:table-cell office:value-type="string" calcext:value-type="string">
            <text:p>ARDI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I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I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I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Martin2011]</text:p>
          </table:table-cell>
          <table:table-cell/>
        </table:table-row>
        <table:table-row table:style-name="ro1">
          <table:table-cell office:value-type="string" calcext:value-type="string">
            <text:p>ARDI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I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Martin2011]</text:p>
          </table:table-cell>
          <table:table-cell/>
        </table:table-row>
        <table:table-row table:style-name="ro1">
          <table:table-cell office:value-type="string" calcext:value-type="string">
            <text:p>ARDI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Martin2011]</text:p>
          </table:table-cell>
          <table:table-cell/>
        </table:table-row>
        <table:table-row table:style-name="ro1">
          <table:table-cell office:value-type="string" calcext:value-type="string">
            <text:p>ARDI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RS/SiMA</text:p>
          </table:table-cell>
          <table:table-cell office:value-type="string" calcext:value-type="string">
            <text:p><text:s/>non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Grossberg2003][Bhatt2007]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Fazl2009]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Fazl2009]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Fazl2009]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Fazl2009]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Fazl2009]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Fazl2009]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/>
          <table:table-cell office:value-type="string" calcext:value-type="string">
            <text:p>[Fazl2009]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Carpenter1987b]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Fazl2009]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Fazl2009]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MO</text:p>
          </table:table-cell>
          <table:table-cell office:value-type="string" calcext:value-type="string">
            <text:p><text:s/>non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Miller1991]</text:p>
          </table:table-cell>
          <table:table-cell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Miller1991]</text:p>
          </table:table-cell>
          <table:table-cell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Miller1991]</text:p>
          </table:table-cell>
          <table:table-cell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Miller1991]</text:p>
          </table:table-cell>
          <table:table-cell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Miller1991]</text:p>
          </table:table-cell>
          <table:table-cell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Rohrer2011a]</text:p>
          </table:table-cell>
          <table:table-cell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Rohrer2009]</text:p>
          </table:table-cell>
          <table:table-cell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Rohrer2009]</text:p>
          </table:table-cell>
          <table:table-cell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Rohrer2009]</text:p>
          </table:table-cell>
          <table:table-cell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Rohrer2009]</text:p>
          </table:table-cell>
          <table:table-cell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Rohrer2009]</text:p>
          </table:table-cell>
          <table:table-cell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Rohrer2009]</text:p>
          </table:table-cell>
          <table:table-cell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Krichmar2002a][Sporns2007]</text:p>
          </table:table-cell>
          <table:table-cell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Krichmar2002a][Sporns2007]</text:p>
          </table:table-cell>
          <table:table-cell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Krichmar2000]</text:p>
          </table:table-cell>
          <table:table-cell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Krichmar2002a]</text:p>
          </table:table-cell>
          <table:table-cell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Krichmar2002a][Sporns2007]</text:p>
          </table:table-cell>
          <table:table-cell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Krichmar2002a][Sporns2007]</text:p>
          </table:table-cell>
          <table:table-cell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Huntsberger2011c]</text:p>
          </table:table-cell>
          <table:table-cell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Huntsberger2011c]</text:p>
          </table:table-cell>
          <table:table-cell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Huntsberger2011c]</text:p>
          </table:table-cell>
          <table:table-cell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Huntsberger2011c]</text:p>
          </table:table-cell>
          <table:table-cell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Huntsberger2011c]</text:p>
          </table:table-cell>
          <table:table-cell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simir</text:p>
          </table:table-cell>
          <table:table-cell office:value-type="string" calcext:value-type="string">
            <text:p><text:s/>non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Faghihi2011]</text:p>
          </table:table-cell>
          <table:table-cell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Faghihi2011]</text:p>
          </table:table-cell>
          <table:table-cell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Faghihi2012]</text:p>
          </table:table-cell>
          <table:table-cell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Arrabales2009b]</text:p>
          </table:table-cell>
          <table:table-cell/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Arrabales2009b]</text:p>
          </table:table-cell>
          <table:table-cell/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Arrabales2009b]</text:p>
          </table:table-cell>
          <table:table-cell/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Arrabales2009b]</text:p>
          </table:table-cell>
          <table:table-cell/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Arrabales2009b]</text:p>
          </table:table-cell>
          <table:table-cell/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Arrabales2009b]</text:p>
          </table:table-cell>
          <table:table-cell/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RISMA</text:p>
          </table:table-cell>
          <table:table-cell office:value-type="string" calcext:value-type="string">
            <text:p><text:s/>non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REST</text:p>
          </table:table-cell>
          <table:table-cell office:value-type="string" calcext:value-type="string">
            <text:p><text:s/>non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Sun2012a]</text:p>
          </table:table-cell>
          <table:table-cell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Sun2012a]</text:p>
          </table:table-cell>
          <table:table-cell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Sun2012a]</text:p>
          </table:table-cell>
          <table:table-cell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GNET</text:p>
          </table:table-cell>
          <table:table-cell office:value-type="string" calcext:value-type="string">
            <text:p><text:s/>non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gPrime</text:p>
          </table:table-cell>
          <table:table-cell office:value-type="string" calcext:value-type="string">
            <text:p><text:s/>non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Henderson2013]</text:p>
          </table:table-cell>
          <table:table-cell/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Henderson2013]</text:p>
          </table:table-cell>
          <table:table-cell/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Henderson2013]</text:p>
          </table:table-cell>
          <table:table-cell/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Henderson2013]</text:p>
          </table:table-cell>
          <table:table-cell/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Henderson2013]</text:p>
          </table:table-cell>
          <table:table-cell/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Henderson2013]</text:p>
          </table:table-cell>
          <table:table-cell/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Ritter2009]</text:p>
          </table:table-cell>
          <table:table-cell/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Ritter2009]</text:p>
          </table:table-cell>
          <table:table-cell/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Ritter2009]</text:p>
          </table:table-cell>
          <table:table-cell/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Ritter2009]</text:p>
          </table:table-cell>
          <table:table-cell/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Forbus2011]</text:p>
          </table:table-cell>
          <table:table-cell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Forbus2011]</text:p>
          </table:table-cell>
          <table:table-cell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Forbus2011]</text:p>
          </table:table-cell>
          <table:table-cell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pycat/Metacat</text:p>
          </table:table-cell>
          <table:table-cell office:value-type="string" calcext:value-type="string">
            <text:p><text:s/>non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ustos2016]</text:p>
          </table:table-cell>
          <table:table-cell/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ustos2016]</text:p>
          </table:table-cell>
          <table:table-cell/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Manso2016]</text:p>
          </table:table-cell>
          <table:table-cell/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ustos2016]</text:p>
          </table:table-cell>
          <table:table-cell/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ustos2016]</text:p>
          </table:table-cell>
          <table:table-cell/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ustos2016]</text:p>
          </table:table-cell>
          <table:table-cell/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ustos2016]</text:p>
          </table:table-cell>
          <table:table-cell/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Sjoo2010]</text:p>
          </table:table-cell>
          <table:table-cell/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Hawes2010a]</text:p>
          </table:table-cell>
          <table:table-cell/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Hawes2010a]</text:p>
          </table:table-cell>
          <table:table-cell/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Hawes2010a]</text:p>
          </table:table-cell>
          <table:table-cell/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Hawes2010a]</text:p>
          </table:table-cell>
          <table:table-cell/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Hawes2010a]</text:p>
          </table:table-cell>
          <table:table-cell/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Hawes2010a]</text:p>
          </table:table-cell>
          <table:table-cell/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Hawes2010a]</text:p>
          </table:table-cell>
          <table:table-cell/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Hawes2010a]</text:p>
          </table:table-cell>
          <table:table-cell/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Mathews2009]</text:p>
          </table:table-cell>
          <table:table-cell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Mathews2009]</text:p>
          </table:table-cell>
          <table:table-cell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Mathews2009]</text:p>
          </table:table-cell>
          <table:table-cell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Mathews2009]</text:p>
          </table:table-cell>
          <table:table-cell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Mathews2009]</text:p>
          </table:table-cell>
          <table:table-cell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Mathews2009]</text:p>
          </table:table-cell>
          <table:table-cell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rwinian Neurodynamics</text:p>
          </table:table-cell>
          <table:table-cell office:value-type="string" calcext:value-type="string">
            <text:p><text:s/>non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Scheutz2005]</text:p>
          </table:table-cell>
          <table:table-cell/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Scheutz2005]</text:p>
          </table:table-cell>
          <table:table-cell/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Scheutz2012]</text:p>
          </table:table-cell>
          <table:table-cell/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Scheutz2012]</text:p>
          </table:table-cell>
          <table:table-cell/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Scheutz2005]</text:p>
          </table:table-cell>
          <table:table-cell/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Scheutz2012]</text:p>
          </table:table-cell>
          <table:table-cell/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Scheutz2005][Scheutz2012]</text:p>
          </table:table-cell>
          <table:table-cell/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iPRA</text:p>
          </table:table-cell>
          <table:table-cell office:value-type="string" calcext:value-type="string">
            <text:p><text:s/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iple</text:p>
          </table:table-cell>
          <table:table-cell office:value-type="string" calcext:value-type="string">
            <text:p><text:s/>non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Xiao2015]</text:p>
          </table:table-cell>
          <table:table-cell/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Xiao2015]</text:p>
          </table:table-cell>
          <table:table-cell/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Xiao2015]</text:p>
          </table:table-cell>
          <table:table-cell/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Xiao2015]</text:p>
          </table:table-cell>
          <table:table-cell/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Xiao2015]</text:p>
          </table:table-cell>
          <table:table-cell/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Xiao2015]</text:p>
          </table:table-cell>
          <table:table-cell/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Kiryazov2007]</text:p>
          </table:table-cell>
          <table:table-cell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Kiryazov2007]</text:p>
          </table:table-cell>
          <table:table-cell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Kiryazov2007]</text:p>
          </table:table-cell>
          <table:table-cell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Kiryazov2007]</text:p>
          </table:table-cell>
          <table:table-cell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Kiryazov2007]</text:p>
          </table:table-cell>
          <table:table-cell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Kiryazov2007]</text:p>
          </table:table-cell>
          <table:table-cell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Kieras2004]</text:p>
          </table:table-cell>
          <table:table-cell/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Kieras2004]</text:p>
          </table:table-cell>
          <table:table-cell/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Kieras2004]</text:p>
          </table:table-cell>
          <table:table-cell/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Kieras2004]</text:p>
          </table:table-cell>
          <table:table-cell/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Kieras2004]</text:p>
          </table:table-cell>
          <table:table-cell/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Drummond1990]</text:p>
          </table:table-cell>
          <table:table-cell/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Drummond1990]</text:p>
          </table:table-cell>
          <table:table-cell/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Drummond1990]</text:p>
          </table:table-cell>
          <table:table-cell/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Epsteina]</text:p>
          </table:table-cell>
          <table:table-cell/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Epsteina]</text:p>
          </table:table-cell>
          <table:table-cell/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Epsteina]</text:p>
          </table:table-cell>
          <table:table-cell/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Epsteina]</text:p>
          </table:table-cell>
          <table:table-cell/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ona2013]</text:p>
          </table:table-cell>
          <table:table-cell/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ona2013]</text:p>
          </table:table-cell>
          <table:table-cell/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ona2013]</text:p>
          </table:table-cell>
          <table:table-cell/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ona2013]</text:p>
          </table:table-cell>
          <table:table-cell/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ona2013]</text:p>
          </table:table-cell>
          <table:table-cell/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ona2013]</text:p>
          </table:table-cell>
          <table:table-cell/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MU-BICA</text:p>
          </table:table-cell>
          <table:table-cell office:value-type="string" calcext:value-type="string">
            <text:p><text:s/>non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Vere1990]</text:p>
          </table:table-cell>
          <table:table-cell/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Vere1990]</text:p>
          </table:table-cell>
          <table:table-cell/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Vere1990]</text:p>
          </table:table-cell>
          <table:table-cell/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Vere1990]</text:p>
          </table:table-cell>
          <table:table-cell/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Vere1990]</text:p>
          </table:table-cell>
          <table:table-cell/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<text:s/>non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Langley2011]</text:p>
          </table:table-cell>
          <table:table-cell/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Langley2011]</text:p>
          </table:table-cell>
          <table:table-cell/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Langley2011]</text:p>
          </table:table-cell>
          <table:table-cell/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Ruesch2008]</text:p>
          </table:table-cell>
          <table:table-cell/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Natale2013]</text:p>
          </table:table-cell>
          <table:table-cell/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Leitner2013]</text:p>
          </table:table-cell>
          <table:table-cell/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Natale2013]</text:p>
          </table:table-cell>
          <table:table-cell/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Leitner2013]</text:p>
          </table:table-cell>
          <table:table-cell/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Leitner2013]</text:p>
          </table:table-cell>
          <table:table-cell/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Leitner2013]</text:p>
          </table:table-cell>
          <table:table-cell/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Leitner2013]</text:p>
          </table:table-cell>
          <table:table-cell/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RINT</text:p>
          </table:table-cell>
          <table:table-cell office:value-type="string" calcext:value-type="string">
            <text:p><text:s/>non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Kawamura2008]</text:p>
          </table:table-cell>
          <table:table-cell/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Kawamura2008]</text:p>
          </table:table-cell>
          <table:table-cell/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Thornton2009]</text:p>
          </table:table-cell>
          <table:table-cell/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Kawamura2008][Thornton2009]</text:p>
          </table:table-cell>
          <table:table-cell/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Kawamura2008]</text:p>
          </table:table-cell>
          <table:table-cell/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Kawamura2008]</text:p>
          </table:table-cell>
          <table:table-cell/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Kawamura2008]</text:p>
          </table:table-cell>
          <table:table-cell/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reazeal2001b]</text:p>
          </table:table-cell>
          <table:table-cell/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reazeal2001b]</text:p>
          </table:table-cell>
          <table:table-cell/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reazeal2001b]</text:p>
          </table:table-cell>
          <table:table-cell/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reazeal2001b]</text:p>
          </table:table-cell>
          <table:table-cell/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reazeal2001b]</text:p>
          </table:table-cell>
          <table:table-cell/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reazeal2001b]</text:p>
          </table:table-cell>
          <table:table-cell/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reazeal2001b]</text:p>
          </table:table-cell>
          <table:table-cell/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reazeal2001b]</text:p>
          </table:table-cell>
          <table:table-cell/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reazeal2001b]</text:p>
          </table:table-cell>
          <table:table-cell/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reazeal2001b]</text:p>
          </table:table-cell>
          <table:table-cell/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Wyatte2012][OReilly2014a]</text:p>
          </table:table-cell>
          <table:table-cell/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Reilly2000]</text:p>
          </table:table-cell>
          <table:table-cell/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Wyatte2012][OReilly2014a]</text:p>
          </table:table-cell>
          <table:table-cell/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Wyatte2012][OReilly2014a]</text:p>
          </table:table-cell>
          <table:table-cell/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Madl2015a]</text:p>
          </table:table-cell>
          <table:table-cell/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Madl2015a]</text:p>
          </table:table-cell>
          <table:table-cell/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Madl2015a]</text:p>
          </table:table-cell>
          <table:table-cell/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Madl2015a]</text:p>
          </table:table-cell>
          <table:table-cell/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Madl2015a]</text:p>
          </table:table-cell>
          <table:table-cell/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Madl2015a]</text:p>
          </table:table-cell>
          <table:table-cell/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Lyubova2013][Oudeyer]</text:p>
          </table:table-cell>
          <table:table-cell/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Lyubova2013][Oudeyer]</text:p>
          </table:table-cell>
          <table:table-cell/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Lyubova2013][Oudeyer]</text:p>
          </table:table-cell>
          <table:table-cell/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Lyubova2013][Oudeyer]</text:p>
          </table:table-cell>
          <table:table-cell/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Lyubova2013][Oudeyer]</text:p>
          </table:table-cell>
          <table:table-cell/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Lyubova2013][Oudeyer]</text:p>
          </table:table-cell>
          <table:table-cell/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Lyubova2013][Oudeyer]</text:p>
          </table:table-cell>
          <table:table-cell/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Lyubova2013][Oudeyer]</text:p>
          </table:table-cell>
          <table:table-cell/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MID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ellas2010]</text:p>
          </table:table-cell>
          <table:table-cell/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ellas2010]</text:p>
          </table:table-cell>
          <table:table-cell/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ellas2010]</text:p>
          </table:table-cell>
          <table:table-cell/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ellas2010]</text:p>
          </table:table-cell>
          <table:table-cell/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ellas2010]</text:p>
          </table:table-cell>
          <table:table-cell/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ellas2010]</text:p>
          </table:table-cell>
          <table:table-cell/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icroPsi</text:p>
          </table:table-cell>
          <table:table-cell office:value-type="string" calcext:value-type="string">
            <text:p><text:s/>non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Gore2009]</text:p>
          </table:table-cell>
          <table:table-cell/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Gore2009]</text:p>
          </table:table-cell>
          <table:table-cell/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Gore2009]</text:p>
          </table:table-cell>
          <table:table-cell/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Gore2009]</text:p>
          </table:table-cell>
          <table:table-cell/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Gore2009]</text:p>
          </table:table-cell>
          <table:table-cell/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Gore2009]</text:p>
          </table:table-cell>
          <table:table-cell/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Gore2009]</text:p>
          </table:table-cell>
          <table:table-cell/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MIDC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C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C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C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C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C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C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C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C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Paisner2013]</text:p>
          </table:table-cell>
          <table:table-cell/>
        </table:table-row>
        <table:table-row table:style-name="ro1">
          <table:table-cell office:value-type="string" calcext:value-type="string">
            <text:p>MIDC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C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C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C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C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C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C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Paisner2013]</text:p>
          </table:table-cell>
          <table:table-cell/>
        </table:table-row>
        <table:table-row table:style-name="ro1">
          <table:table-cell office:value-type="string" calcext:value-type="string">
            <text:p>MIDC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C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Paisner2013]</text:p>
          </table:table-cell>
          <table:table-cell/>
        </table:table-row>
        <table:table-row table:style-name="ro1">
          <table:table-cell office:value-type="string" calcext:value-type="string">
            <text:p>MIDC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C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MLECOG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iCog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RS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UCOGAR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Goertzel2008b]</text:p>
          </table:table-cell>
          <table:table-cell/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Goertzel2008b]</text:p>
          </table:table-cell>
          <table:table-cell/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Goertzel2008b]</text:p>
          </table:table-cell>
          <table:table-cell/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Gemrot2010]</text:p>
          </table:table-cell>
          <table:table-cell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Gemrot2010]</text:p>
          </table:table-cell>
          <table:table-cell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Gemrot2010]</text:p>
          </table:table-cell>
          <table:table-cell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Gemrot2010]</text:p>
          </table:table-cell>
          <table:table-cell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Gemrot2010]</text:p>
          </table:table-cell>
          <table:table-cell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Trafton2005b]</text:p>
          </table:table-cell>
          <table:table-cell/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Trafton2005b]</text:p>
          </table:table-cell>
          <table:table-cell/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Gore2009]</text:p>
          </table:table-cell>
          <table:table-cell/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Trafton2005b]</text:p>
          </table:table-cell>
          <table:table-cell/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Trafton2005b]</text:p>
          </table:table-cell>
          <table:table-cell/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Trafton2005b]</text:p>
          </table:table-cell>
          <table:table-cell/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-CAS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LPH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ation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andera2016]</text:p>
          </table:table-cell>
          <table:table-cell/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andera2016]</text:p>
          </table:table-cell>
          <table:table-cell/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andera2016]</text:p>
          </table:table-cell>
          <table:table-cell/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andera2016]</text:p>
          </table:table-cell>
          <table:table-cell/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???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andera2016]</text:p>
          </table:table-cell>
          <table:table-cell/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andera2016]</text:p>
          </table:table-cell>
          <table:table-cell/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Wyatte2012][OReilly2014a]</text:p>
          </table:table-cell>
          <table:table-cell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Reilly2000]</text:p>
          </table:table-cell>
          <table:table-cell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Wyatte2012][OReilly2014a]</text:p>
          </table:table-cell>
          <table:table-cell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Wyatte2012][OReilly2014a]</text:p>
          </table:table-cell>
          <table:table-cell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Ji2008]</text:p>
          </table:table-cell>
          <table:table-cell/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Ji2008][Weng2010]</text:p>
          </table:table-cell>
          <table:table-cell/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Weng2010]</text:p>
          </table:table-cell>
          <table:table-cell/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Ji2008]</text:p>
          </table:table-cell>
          <table:table-cell/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Ji2008]</text:p>
          </table:table-cell>
          <table:table-cell/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Ji2008]</text:p>
          </table:table-cell>
          <table:table-cell/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Kotseruba2016]</text:p>
          </table:table-cell>
          <table:table-cell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Kotseruba2016]</text:p>
          </table:table-cell>
          <table:table-cell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Kotseruba2016]</text:p>
          </table:table-cell>
          <table:table-cell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Kotseruba2016]</text:p>
          </table:table-cell>
          <table:table-cell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Kotseruba2016]</text:p>
          </table:table-cell>
          <table:table-cell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Kotseruba2016]</text:p>
          </table:table-cell>
          <table:table-cell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Kotseruba2016]</text:p>
          </table:table-cell>
          <table:table-cell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Kotseruba2016]</text:p>
          </table:table-cell>
          <table:table-cell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hruti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Ustun2015]</text:p>
          </table:table-cell>
          <table:table-cell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Ustun2015]</text:p>
          </table:table-cell>
          <table:table-cell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Ustun2015]</text:p>
          </table:table-cell>
          <table:table-cell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Ustun2015]</text:p>
          </table:table-cell>
          <table:table-cell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Ustun2015]</text:p>
          </table:table-cell>
          <table:table-cell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Wintermute2009c]</text:p>
          </table:table-cell>
          <table:table-cell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Mohan2012]</text:p>
          </table:table-cell>
          <table:table-cell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TO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feature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spatial surr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task irrelevan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negative 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location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object IO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<text:s/>suppress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viewpoint/ga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rooks1990]</text:p>
          </table:table-cell>
          <table:table-cell/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world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rooks1990]</text:p>
          </table:table-cell>
          <table:table-cell/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time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region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features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object/event of interest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<text:s/>sele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priming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ndogenous motiv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rooks1990]</text:p>
          </table:table-cell>
          <table:table-cell/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c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rooks1990]</text:p>
          </table:table-cell>
          <table:table-cell/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exogenous tas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rooks1990]</text:p>
          </table:table-cell>
          <table:table-cell/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visual 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Brooks1990]</text:p>
          </table:table-cell>
          <table:table-cell/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<text:s/>restrict</text:p>
          </table:table-cell>
          <table:table-cell office:value-type="string" calcext:value-type="string">
            <text:p><text:s/>branch-and-boun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ton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mir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apagy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0000-00-00</text:date>, <text:time style:data-style-name="N2" text:time-value="20:10:19.9177360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21:03:23.085871482</meta:creation-date>
    <dc:date>2018-09-09T20:35:42.591941197</dc:date>
    <meta:editing-duration>PT1H4M11S</meta:editing-duration>
    <meta:editing-cycles>37</meta:editing-cycles>
    <meta:generator>LibreOffice/5.1.6.2$Linux_X86_64 LibreOffice_project/10m0$Build-2</meta:generator>
    <meta:document-statistic meta:table-count="1" meta:cell-count="4377" meta:object-count="0"/>
  </office:meta>
</office:document-meta>
</file>